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1467e" draw:fill-color="#bf819e" draw:textarea-horizontal-align="justify" draw:textarea-vertical-align="middle" draw:auto-grow-height="false" fo:min-height="3.878cm" fo:min-width="1.723cm"/>
    </style:style>
    <style:style style:name="gr2" style:family="graphic" style:parent-style-name="standard">
      <style:graphic-properties draw:textarea-horizontal-align="justify" draw:textarea-vertical-align="middle" draw:auto-grow-height="false" fo:min-height="3.56cm" fo:min-width="2.0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5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01cm"/>
      <style:paragraph-properties style:writing-mode="lr-tb"/>
    </style:style>
    <style:style style:name="gr6" style:family="graphic" style:parent-style-name="objectwithoutfill">
      <style:graphic-properties svg:stroke-width="0.053cm" svg:stroke-color="#706e0c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3.854cm"/>
      <style:paragraph-properties style:writing-mode="lr-tb"/>
    </style:style>
    <style:style style:name="gr8" style:family="graphic" style:parent-style-name="standard">
      <style:graphic-properties svg:stroke-color="#1e6a39" draw:fill-color="#afd095" draw:textarea-horizontal-align="justify" draw:textarea-vertical-align="middle" draw:auto-grow-height="false" fo:min-height="1.215cm" fo:min-width="3.7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1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1.686cm"/>
      <style:paragraph-properties style:writing-mode="lr-tb"/>
    </style:style>
    <style:style style:name="P1" style:family="paragraph">
      <loext:graphic-properties draw:fill-color="#bf819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706e0c" loext:opacity="100%" style:font-name="DejaVu Sans Mono1" fo:font-size="14pt" style:font-size-asian="14pt" style:font-size-complex="14pt"/>
    </style:style>
    <style:style style:name="P6" style:family="paragraph">
      <loext:graphic-properties draw:fill-color="#afd095"/>
      <style:paragraph-properties fo:text-align="center"/>
    </style:style>
    <style:style style:name="T1" style:family="text">
      <style:text-properties fo:color="#706e0c" loext:opacity="100%" style:font-name="DejaVu Sans Mon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23cm" svg:height="4.128cm" svg:x="8.937cm" svg:y="11.7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3.81cm" svg:x="2.27cm" svg:y="11.84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58cm" svg:height="0.962cm" svg:x="2.169cm" svg:y="14.087cm">
          <draw:text-box>
            <text:p>frontend</text:p>
          </draw:text-box>
        </draw:frame>
        <draw:frame draw:style-name="gr4" draw:text-style-name="P3" draw:layer="layout" svg:width="5.324cm" svg:height="0.962cm" svg:x="13.269cm" svg:y="16.715cm">
          <draw:text-box>
            <text:p>computing nodes</text:p>
          </draw:text-box>
        </draw:frame>
        <draw:frame draw:style-name="gr5" draw:text-style-name="P3" draw:layer="layout" svg:width="2.501cm" svg:height="1.673cm" svg:x="8.906cm" svg:y="13.943cm">
          <draw:text-box>
            <text:p>PBS </text:p>
            <text:p>server</text:p>
          </draw:text-box>
        </draw:frame>
        <draw:line draw:style-name="gr6" draw:text-style-name="P4" draw:layer="layout" svg:x1="5.127cm" svg:y1="14.97cm" svg:x2="8.62cm" svg:y2="14.652cm">
          <text:p/>
        </draw:line>
        <draw:frame draw:style-name="gr7" draw:text-style-name="P5" draw:layer="layout" svg:width="4.354cm" svg:height="1.411cm" svg:x="4.761cm" svg:y="13.225cm">
          <draw:text-box>
            <text:p><text:span text:style-name="T1">user requests</text:span></text:p>
            <text:p><text:span text:style-name="T1">resources</text:span></text:p>
          </draw:text-box>
        </draw:frame>
        <draw:custom-shape draw:style-name="gr8" draw:text-style-name="P6" draw:layer="layout" svg:width="4.227cm" svg:height="1.465cm" draw:transform="skewX (0.02460914245312) translate (13.801cm 11.795cm)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613cm" svg:height="0.962cm" svg:x="15.169cm" svg:y="13.815cm">
          <draw:text-box>
            <text:p>. . .</text:p>
          </draw:text-box>
        </draw:frame>
        <draw:line draw:style-name="gr6" draw:text-style-name="P4" draw:layer="layout" svg:x1="11.16cm" svg:y1="14.017cm" svg:x2="13.7cm" svg:y2="13.065cm">
          <text:p/>
        </draw:line>
        <draw:custom-shape draw:style-name="gr8" draw:text-style-name="P6" draw:layer="layout" svg:width="4.227cm" svg:height="1.465cm" draw:transform="skewX (0.02460914245312) translate (13.801cm 9.99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227cm" svg:height="1.465cm" draw:transform="skewX (0.02460914245312) translate (13.801cm 14.995cm)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779cm" svg:height="1.673cm" svg:x="13.669cm" svg:y="11.715cm">
          <draw:text-box>
            <text:p>user types</text:p>
            <text:p>commands </text:p>
          </draw:text-box>
        </draw:frame>
        <draw:frame draw:style-name="gr11" draw:text-style-name="P5" draw:layer="layout" svg:width="2.28cm" svg:height="1.411cm" svg:x="11.261cm" svg:y="12.126cm">
          <draw:text-box>
            <text:p><text:span text:style-name="T1">select</text:span></text:p>
            <text:p><text:span text:style-name="T1">node</text:span></text:p>
          </draw:text-box>
        </draw:frame>
        <draw:frame draw:style-name="gr11" draw:text-style-name="P5" draw:layer="layout" svg:width="2.873cm" svg:height="2.571cm" svg:x="11.561cm" svg:y="13.627cm">
          <draw:text-box>
            <text:p><text:span text:style-name="T1">redirect</text:span></text:p>
            <text:p><text:span text:style-name="T1">user to</text:span></text:p>
            <text:p><text:span text:style-name="T1">this </text:span></text:p>
            <text:p><text:span text:style-name="T1">nod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2-09T12:56:29.116722454</dc:date>
    <meta:editing-duration>PT31M31S</meta:editing-duration>
    <meta:editing-cycles>5</meta:editing-cycles>
    <meta:generator>LibreOffice/7.3.6.2$Linux_X86_64 LibreOffice_project/30$Build-2</meta:generator>
    <meta:document-statistic meta:object-count="15"/>
  </office:meta>
</office:document-meta>
</file>